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43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Dijkstra" table:style-name="ta1">
        <table:shapes>
          <draw:frame draw:z-index="0" draw:style-name="gr1" draw:text-style-name="P1" svg:width="219.69mm" svg:height="142.7mm" svg:x="309.12mm" svg:y="27.82mm">
            <loext:p draw:notify-on-update-of-ranges="ResultadosDijkstra.A2:ResultadosDijkstra.A2 ResultadosDijkstra.C2:ResultadosDijkstra.E2 ResultadosDijkstra.A3:ResultadosDijkstra.A3 ResultadosDijkstra.C3:ResultadosDijkstra.E3 ResultadosDijkstra.A4:ResultadosDijkstra.A4 ResultadosDijkstra.C4:ResultadosDijkstra.E4 ResultadosDijkstra.A5:ResultadosDijkstra.A5 ResultadosDijkstra.C5:ResultadosDijkstra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Nome Instância</text:p>
          </table:table-cell>
          <table:table-cell office:value-type="string" calcext:value-type="string">
            <text:p>Número de Vértices</text:p>
          </table:table-cell>
          <table:table-cell office:value-type="string" calcext:value-type="string">
            <text:p>Tempo Canônico (em milissegundos)</text:p>
          </table:table-cell>
          <table:table-cell office:value-type="string" calcext:value-type="string">
            <text:p>Tempo Heap Binário (em milissegundos)</text:p>
          </table:table-cell>
          <table:table-cell office:value-type="string" calcext:value-type="string">
            <text:p>Tempo Heap Fibonacci (em milissegundos)</text:p>
          </table:table-cell>
          <table:table-cell office:value-type="string" calcext:value-type="string">
            <text:p>Dijkstra Canônico</text:p>
          </table:table-cell>
          <table:table-cell office:value-type="string" calcext:value-type="string">
            <text:p>Dijkstra Heap Binário</text:p>
          </table:table-cell>
          <table:table-cell office:value-type="string" calcext:value-type="string">
            <text:p>Dijkstra Heap Fibonacci</text:p>
          </table:table-cell>
          <table:table-cell office:value-type="string" calcext:value-type="string">
            <text:p>Número de Arestas</text:p>
          </table:table-cell>
          <table:table-cell/>
          <table:table-cell table:style-name="Default" office:value-type="string" calcext:value-type="string">
            <text:p>Speed-up Heap Binário</text:p>
          </table:table-cell>
          <table:table-cell table:style-name="Default" office:value-type="string" calcext:value-type="string">
            <text:p>Speed-up Heap Fibonacci</text:p>
          </table:table-cell>
        </table:table-row>
        <table:table-row table:style-name="ro1">
          <table:table-cell office:value-type="string" calcext:value-type="string">
            <text:p>USA-road-d.NY.gr</text:p>
          </table:table-cell>
          <table:table-cell office:value-type="float" office:value="264346" calcext:value-type="float">
            <text:p>264346</text:p>
          </table:table-cell>
          <table:table-cell office:value-type="float" office:value="65287" calcext:value-type="float">
            <text:p>65287</text:p>
          </table:table-cell>
          <table:table-cell office:value-type="float" office:value="153" calcext:value-type="float">
            <text:p>153</text:p>
          </table:table-cell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733846" calcext:value-type="float">
            <text:p>733846</text:p>
          </table:table-cell>
          <table:table-cell/>
          <table:table-cell office:value-type="string" calcext:value-type="string">
            <text:p>42.671%</text:p>
          </table:table-cell>
          <table:table-cell office:value-type="string" calcext:value-type="string">
            <text:p>21.618%</text:p>
          </table:table-cell>
        </table:table-row>
        <table:table-row table:style-name="ro1">
          <table:table-cell office:value-type="string" calcext:value-type="string">
            <text:p>USA-road-d.BAY.gr</text:p>
          </table:table-cell>
          <table:table-cell office:value-type="float" office:value="321270" calcext:value-type="float">
            <text:p>321270</text:p>
          </table:table-cell>
          <table:table-cell office:value-type="float" office:value="256690" calcext:value-type="float">
            <text:p>256690</text:p>
          </table:table-cell>
          <table:table-cell office:value-type="float" office:value="248" calcext:value-type="float">
            <text:p>248</text:p>
          </table:table-cell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800172" calcext:value-type="float">
            <text:p>800172</text:p>
          </table:table-cell>
          <table:table-cell/>
          <table:table-cell office:value-type="string" calcext:value-type="string">
            <text:p>103.504%</text:p>
          </table:table-cell>
          <table:table-cell office:value-type="string" calcext:value-type="string">
            <text:p>33.999%</text:p>
          </table:table-cell>
        </table:table-row>
        <table:table-row table:style-name="ro1">
          <table:table-cell office:value-type="string" calcext:value-type="string">
            <text:p>USA-road-d.COL.gr</text:p>
          </table:table-cell>
          <table:table-cell office:value-type="float" office:value="435666" calcext:value-type="float">
            <text:p>435666</text:p>
          </table:table-cell>
          <table:table-cell office:value-type="float" office:value="181687" calcext:value-type="float">
            <text:p>181687</text:p>
          </table:table-cell>
          <table:table-cell office:value-type="float" office:value="318" calcext:value-type="float">
            <text:p>318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1057066" calcext:value-type="float">
            <text:p>1057066</text:p>
          </table:table-cell>
          <table:table-cell/>
          <table:table-cell office:value-type="string" calcext:value-type="string">
            <text:p>57.134%</text:p>
          </table:table-cell>
          <table:table-cell office:value-type="string" calcext:value-type="string">
            <text:p>28.977%</text:p>
          </table:table-cell>
        </table:table-row>
        <table:table-row table:style-name="ro1">
          <table:table-cell office:value-type="string" calcext:value-type="string">
            <text:p>USA-road-d.FLA.gr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2909655" calcext:value-type="float">
            <text:p>2909655</text:p>
          </table:table-cell>
          <table:table-cell office:value-type="float" office:value="6601" calcext:value-type="float">
            <text:p>6601</text:p>
          </table:table-cell>
          <table:table-cell office:value-type="float" office:value="8732" calcext:value-type="float">
            <text:p>8732</text:p>
          </table:table-cell>
          <table:table-cell table:number-columns-repeated="3"/>
          <table:table-cell office:value-type="float" office:value="2712798" calcext:value-type="float">
            <text:p>2712798</text:p>
          </table:table-cell>
          <table:table-cell/>
          <table:table-cell office:value-type="string" calcext:value-type="string">
            <text:p>44.079%</text:p>
          </table:table-cell>
          <table:table-cell office:value-type="string" calcext:value-type="string">
            <text:p>33.322%</text:p>
          </table:table-cell>
        </table:table-row>
      </table:table>
      <table:named-expressions/>
      <table:database-ranges>
        <table:database-range table:name="__Anonymous_Sheet_DB__0" table:target-range-address="ResultadosDijkstra.A2:ResultadosDijkstra.H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6:23:27.7597141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7:12:39.698580641</dc:date>
    <meta:editing-duration>PT51M51S</meta:editing-duration>
    <meta:editing-cycles>6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7cm" svg:height="14.271cm" xlink:href=".." xlink:type="simple" chart:class="chart:line" chart:style-name="ch1">
        <chart:title svg:x="6.073cm" svg:y="0.421cm" chart:style-name="ch2">
          <text:p>Tempo Computacional dos Métodos Empregados</text:p>
        </chart:title>
        <chart:legend chart:legend-position="end" svg:x="17.663cm" svg:y="6.089cm" style:legend-expansion="high" chart:style-name="ch3"/>
        <chart:plot-area chart:style-name="ch4" table:cell-range-address="ResultadosDijkstra.A2:ResultadosDijkstra.A5 ResultadosDijkstra.C2:ResultadosDijkstra.E5" chart:data-source-has-labels="column" svg:x="1.45cm" svg:y="1.485cm" svg:width="15.774cm" svg:height="11.52cm">
          <chartooo:coordinate-region svg:x="2.997cm" svg:y="1.684cm" svg:width="14.133cm" svg:height="10.674cm"/>
          <chart:axis chart:dimension="x" chart:name="primary-x" chart:style-name="ch5">
            <chart:title svg:x="8.658cm" svg:y="13.29cm" chart:style-name="ch6">
              <text:p>Métodos</text:p>
            </chart:title>
          </chart:axis>
          <chart:axis chart:dimension="y" chart:name="primary-y" chart:style-name="ch5">
            <chart:title svg:x="0.451cm" svg:y="9.234cm" chart:style-name="ch7">
              <text:p>Tempo (em milissegundos)</text:p>
            </chart:title>
            <chart:grid chart:style-name="ch8" chart:class="major"/>
          </chart:axis>
          <chart:series chart:style-name="ch9" chart:values-cell-range-address="ResultadosDijkstra.C2:ResultadosDijkstra.E2" chart:label-cell-address="ResultadosDijkstra.A2:ResultadosDijkstra.A2" chart:class="chart:line">
            <chart:data-point chart:repeated="3"/>
          </chart:series>
          <chart:series chart:style-name="ch10" chart:values-cell-range-address="ResultadosDijkstra.C3:ResultadosDijkstra.E3" chart:label-cell-address="ResultadosDijkstra.A3:ResultadosDijkstra.A3" chart:class="chart:line">
            <chart:data-point chart:repeated="3"/>
          </chart:series>
          <chart:series chart:style-name="ch11" chart:values-cell-range-address="ResultadosDijkstra.C4:ResultadosDijkstra.E4" chart:label-cell-address="ResultadosDijkstra.A4:ResultadosDijkstra.A4" chart:class="chart:line">
            <chart:data-point chart:repeated="3"/>
          </chart:series>
          <chart:series chart:style-name="ch12" chart:values-cell-range-address="ResultadosDijkstra.C5:ResultadosDijkstra.E5" chart:label-cell-address="ResultadosDijkstra.A5:ResultadosDijkstra.A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USA-road-d.NY.gr</text:p>
                <draw:g>
                  <svg:desc>ResultadosDijkstra.A2:ResultadosDijkstra.A2</svg:desc>
                </draw:g>
              </table:table-cell>
              <table:table-cell office:value-type="float" office:value="65287">
                <text:p>65287</text:p>
                <draw:g>
                  <svg:desc>ResultadosDijkstra.C2:ResultadosDijkstra.E2</svg:desc>
                </draw:g>
              </table:table-cell>
              <table:table-cell office:value-type="float" office:value="153">
                <text:p>15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USA-road-d.BAY.gr</text:p>
                <draw:g>
                  <svg:desc>ResultadosDijkstra.A3:ResultadosDijkstra.A3</svg:desc>
                </draw:g>
              </table:table-cell>
              <table:table-cell office:value-type="float" office:value="256690">
                <text:p>256690</text:p>
                <draw:g>
                  <svg:desc>ResultadosDijkstra.C3:ResultadosDijkstra.E3</svg:desc>
                </draw:g>
              </table:table-cell>
              <table:table-cell office:value-type="float" office:value="248">
                <text:p>24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USA-road-d.COL.gr</text:p>
                <draw:g>
                  <svg:desc>ResultadosDijkstra.A4:ResultadosDijkstra.A4</svg:desc>
                </draw:g>
              </table:table-cell>
              <table:table-cell office:value-type="float" office:value="181687">
                <text:p>181687</text:p>
                <draw:g>
                  <svg:desc>ResultadosDijkstra.C4:ResultadosDijkstra.E4</svg:desc>
                </draw:g>
              </table:table-cell>
              <table:table-cell office:value-type="float" office:value="318">
                <text:p>31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USA-road-d.FLA.gr</text:p>
                <draw:g>
                  <svg:desc>ResultadosDijkstra.A5:ResultadosDijkstra.A5</svg:desc>
                </draw:g>
              </table:table-cell>
              <table:table-cell office:value-type="float" office:value="2909655">
                <text:p>2909655</text:p>
                <draw:g>
                  <svg:desc>ResultadosDijkstra.C5:ResultadosDijkstra.E5</svg:desc>
                </draw:g>
              </table:table-cell>
              <table:table-cell office:value-type="float" office:value="6601">
                <text:p>6601</text:p>
              </table:table-cell>
              <table:table-cell office:value-type="float" office:value="8732">
                <text:p>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